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Hello, I am Alex. My pronouns are they/them. After unfortunate recent events, I have picked up maintenance of this guide in order to continue the project AnonyPla started. Unfortunately, Lena passed during a complex surgery. We believe she went peacefully in her sleep and she did not suffer. Before her surgery, she gave me access to her accounts to maintain the guide. I will be maintaining her guide, as well as running her Matrix space, from this point. As I said before, I cannot guarantee I’ll do everything right, or how she would have done it, but I’m trying my best.</text:p>
      <text:p text:style-name="Horizontal_20_Line"/>
      <text:p text:style-name="First_20_paragraph">Please share this project if you enjoy it and think it might be useful to others.</text:p>
      <text:p text:style-name="Text_20_body">Follow or contact us on: - Twitter: <text:a xlink:type="simple" xlink:href="https://twitter.com/AnonyPla" office:name=""><text:span text:style-name="Definition">https://twitter.com/AnonyPla</text:span></text:a> - Mastodon: <text:a xlink:type="simple" xlink:href="https://mastodon.social/@anonymousplanet" office:name=""><text:span text:style-name="Definition">https://mastodon.social/@anonymousplanet</text:span></text:a> - Element/Matrix.org: @anonypla:envs.net, @anonypla:tchncs.de, and @anonypla:matrix.org (all deactivated permanently) - E-Mail: <text:a xlink:type="simple" xlink:href="mailto:contact@anonymousplanet-ng.org" office:name=""><text:span text:style-name="Definition">contact@anonymousplanet-ng.org</text:span></text:a>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  <text:p text:style-name="Text_20_body"><text:span text:style-name="T1">Below you’ll find the original about text from the initial founder, Lena, of this guide before she went missing, most links are invalid.</text:span></text:p>
      <text:p text:style-name="Text_20_body">This text will remain here in memoriam of her legacy and the incredible work she did vastly alone without any contributors.</text:p>
      <text:p text:style-name="Horizontal_20_Line"/>
      <text:p text:style-name="First_20_paragraph">Hello I’m back,</text:p>
      <text:p text:style-name="Text_20_body"><text:span text:style-name="T1">First I’ll thank you immensely Alex for salvaging this and helping me. Thank you. Thank you so much.</text:span></text:p>
      <text:p text:style-name="Text_20_body">My name is Lena, I’m 22 years old, I’m Ukrainian from Kyiv. Online, I’m I’m just a simple anonymity and privacy activist. I also used to be an activist in real life for various causes and did my share of protests. I was forced to flee the country like many others, and for the moment reside in Germany.</text:p>
      <text:p text:style-name="Text_20_body">I’m a firm supporter of human rights, equality, repect, I hate corruption, and now … sorry but not sorry … I seriously dislike Russians who still support Putin but in particular, I really hate pro-russian Chechnians who came to Ukraine for the sport as they are just savages to my eyes. This is my sole personal opinion.</text:p>
      <text:p text:style-name="Text_20_body">I also strongly believe privacy should be a universal right and that anonymity should never become illegal. I don’t want our lives to turn into Gattaca, Minority Report, Black Mirror, or 1984 (Too late for that one, I’m afraid). I do not want our laws and rights to become terms of services.</text:p>
      <text:p text:style-name="Text_20_body">My goal is to bring accessible knowledge on these topics to the many and hopefully reach the few good people who really need it. In this specific case, I think the needs of the few outweigh the needs of the many.</text:p>
      <text:p text:style-name="Text_20_body">Some facts about me: - I am not rich. - I enjoy good memes, movies, series, and books (and I’m sure some of you will spot some of the many references to those in my project).</text:p>
      <text:p text:style-name="Text_20_body">Please share this project if you enjoy it and think it might be useful to others.</text:p>
      <text:p text:style-name="Text_20_body">Follow or contact me on: - Twitter: <text:a xlink:type="simple" xlink:href="https://twitter.com/AnonyPla" office:name=""><text:span text:style-name="Definition">https://twitter.com/AnonyPla</text:span></text:a> (account taken over and reset for continuing using for the project) - Mastodon: <text:a xlink:type="simple" xlink:href="https://mastodon.social/@anonypla" office:name=""><text:span text:style-name="Definition">https://mastodon.social/@anonypla</text:span></text:a> (account deleted or disabled) - Element/Matrix.org: <text:span text:style-name="Source_Text">@anonypla:envs.net</text:span> <text:span text:style-name="T1">(</text:span><text:span text:style-name="T1">@anonypla:tchncs.de</text:span><text:span text:style-name="T1">, and </text:span><text:span text:style-name="T1">@anonypla:matrix.org</text:span><text:span text:style-name="T1"> are currently out of order)</text:span> (all acounts are deactivated) - Reddit: <text:a xlink:type="simple" xlink:href="https://old.reddit.com/message/compose/?to=AnonyPla" office:name=""><text:span text:style-name="Definition">https://old.reddit.com/message/compose/?to=AnonyPla</text:span></text:a> (account deleted) - E-Mail: <text:a xlink:type="simple" xlink:href="mailto:contact@anonymousplanet.org" office:name=""><text:span text:style-name="Definition">contact@anonymousplanet.org</text:span></text:a> (DNS MX records removed and mail hosting deleted)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3T05:57:26Z</meta:creation-date>
    <dc:date>2022-07-13T05:57:26Z</dc:date>
  </office:meta>
</office:document-meta>
</file>